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74cm" fo:min-width="6.85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0.4cm" svg:height="4.7cm" svg:x="5.8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.4cm" svg:height="4.7cm" svg:x="5.5cm" svg:y="23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50.217429225</meta:creation-date>
    <dc:date>2019-11-06T11:36:31.049898317</dc:date>
    <meta:editing-duration>PT1M41S</meta:editing-duration>
    <meta:editing-cycles>1</meta:editing-cycles>
    <meta:document-statistic meta:object-count="2"/>
    <meta:generator>LibreOffice/6.0.7.3$Linux_X86_64 LibreOffice_project/00m0$Build-3</meta:generator>
  </office:meta>
</office:document-meta>
</file>